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1bf1bb" officeooo:paragraph-rsid="00259f4d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99111d" officeooo:paragraph-rsid="0099111d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officeooo:rsid="00322e4c" officeooo:paragraph-rsid="003f0e3f"/>
    </style:style>
    <style:style style:name="P7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US" fo:font-weight="normal" officeooo:rsid="008e06d5" officeooo:paragraph-rsid="00a2b4a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US" fo:font-weight="normal" officeooo:rsid="008e06d5" officeooo:paragraph-rsid="008e06d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4pt" fo:font-weight="bold" officeooo:rsid="0096c19d" officeooo:paragraph-rsid="0096c19d" style:font-size-asian="12.25pt" style:font-weight-asian="bold" style:font-size-complex="14pt" style:font-weight-complex="bold"/>
    </style:style>
    <style:style style:name="P12" style:family="paragraph" style:parent-style-name="Text_20_body" style:list-style-name="L1">
      <loext:graphic-properties draw:fill="none"/>
      <style:paragraph-properties fo:margin-left="0.5in" fo:margin-right="0in" fo:margin-top="0in" fo:margin-bottom="0.0402in" style:contextual-spacing="false" fo:line-height="100%" fo:text-indent="-0.25in" style:auto-text-indent="false" fo:background-color="transparent"/>
      <style:text-properties officeooo:paragraph-rsid="0096c19d"/>
    </style:style>
    <style:style style:name="P13" style:family="paragraph" style:parent-style-name="Text_20_body" style:list-style-name="L1">
      <loext:graphic-properties draw:fill="none"/>
      <style:paragraph-properties fo:margin-left="0.5in" fo:margin-right="0in" fo:margin-top="0.0402in" fo:margin-bottom="0in" style:contextual-spacing="false" fo:line-height="100%" fo:text-indent="-0.25in" style:auto-text-indent="false" fo:background-color="transparent"/>
      <style:text-properties officeooo:paragraph-rsid="0096c19d"/>
    </style:style>
    <style:style style:name="P14" style:family="paragraph" style:parent-style-name="Standard">
      <style:text-properties fo:font-size="12pt" fo:font-weight="normal" officeooo:rsid="004253d0" officeooo:paragraph-rsid="004253d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9a698b" officeooo:paragraph-rsid="009a698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ea21b" officeooo:paragraph-rsid="004ea21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4pt" fo:font-weight="bold" officeooo:rsid="0070bdf1" officeooo:paragraph-rsid="0070bdf1" style:font-size-asian="12.25pt" style:font-weight-asian="bold" style:font-size-complex="14pt" style:font-weight-complex="bold"/>
    </style:style>
    <style:style style:name="P21" style:family="paragraph" style:parent-style-name="Standard">
      <style:text-properties officeooo:paragraph-rsid="0070bdf1"/>
    </style:style>
    <style:style style:name="P22" style:family="paragraph" style:parent-style-name="Text_20_body" style:list-style-name="L2">
      <loext:graphic-properties draw:fill="none"/>
      <style:paragraph-properties fo:margin-left="0.5in" fo:margin-right="0in" fo:margin-top="0.0402in" fo:margin-bottom="0.0402in" style:contextual-spacing="false" fo:line-height="100%" fo:text-indent="-0.25in" style:auto-text-indent="false" fo:background-color="transparent"/>
      <style:text-properties officeooo:paragraph-rsid="0096c19d"/>
    </style:style>
    <style:style style:name="P23" style:family="paragraph" style:parent-style-name="Text_20_body" style:list-style-name="L2">
      <loext:graphic-properties draw:fill="none"/>
      <style:paragraph-properties fo:margin-left="0.5in" fo:margin-right="0in" fo:margin-top="0.0402in" fo:margin-bottom="0.0402in" style:contextual-spacing="false" fo:line-height="100%" fo:text-indent="-0.25in" style:auto-text-indent="false" fo:background-color="transparent"/>
      <style:text-properties officeooo:paragraph-rsid="008f7961"/>
    </style:style>
    <style:style style:name="T1" style:family="text">
      <style:text-properties officeooo:rsid="00322e4c"/>
    </style:style>
    <style:style style:name="T2" style:family="text">
      <style:text-properties officeooo:rsid="0096c19d"/>
    </style:style>
    <style:style style:name="T3" style:family="text">
      <style:text-properties officeooo:rsid="009b2167"/>
    </style:style>
    <style:style style:name="T4" style:family="text">
      <style:text-properties officeooo:rsid="00a4130d"/>
    </style:style>
    <style:style style:name="T5" style:family="text">
      <style:text-properties officeooo:rsid="008dca4b"/>
    </style:style>
    <style:style style:name="T6" style:family="text">
      <style:text-properties officeooo:rsid="009eab48"/>
    </style:style>
    <style:style style:name="T7" style:family="text">
      <style:text-properties officeooo:rsid="009fc8bd"/>
    </style:style>
    <style:style style:name="T8" style:family="text">
      <style:text-properties officeooo:rsid="009ab262"/>
    </style:style>
    <style:style style:name="T9" style:family="text">
      <style:text-properties style:font-name="Liberation Serif" officeooo:rsid="008f7961"/>
    </style:style>
    <style:style style:name="T10" style:family="text">
      <style:text-properties style:font-name="Liberation Serif" fo:font-style="normal" style:text-underline-style="solid" style:text-underline-width="auto" style:text-underline-color="font-color" fo:font-weight="bold" officeooo:rsid="008f7961" style:font-style-asian="normal" style:font-weight-asian="bold" style:font-style-complex="normal" style:font-weight-complex="bold"/>
    </style:style>
    <style:style style:name="T11" style:family="text">
      <style:text-properties style:font-name="Liberation Serif" officeooo:rsid="0096c19d"/>
    </style:style>
    <style:style style:name="T12" style:family="text">
      <style:text-properties officeooo:rsid="004ea21b"/>
    </style:style>
    <style:style style:name="T13" style:family="text">
      <style:text-properties officeooo:rsid="00a4ab1b"/>
    </style:style>
    <style:style style:name="T14" style:family="text">
      <style:text-properties officeooo:rsid="009c1a14"/>
    </style:style>
    <style:style style:name="T15" style:family="text">
      <style:text-properties style:font-name="Liberation Serif" fo:font-size="12pt" fo:font-weight="normal" officeooo:rsid="008f7961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915b31" style:font-size-asian="10.5pt" style:font-weight-asian="normal" style:font-size-complex="12pt" style:font-weight-complex="normal"/>
    </style:style>
    <style:style style:name="T17" style:family="text">
      <style:text-properties style:font-name="Liberation Serif" fo:font-size="12pt" fo:font-weight="bold" officeooo:rsid="008f7961" style:font-size-asian="10.5pt" style:font-weight-asian="bold" style:font-size-complex="12pt" style:font-weight-complex="bold"/>
    </style:style>
    <style:style style:name="T18" style:family="text">
      <style:text-properties style:font-name="Liberation Serif" fo:font-size="12pt" fo:font-weight="normal" officeooo:rsid="0090dc30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31</text:p>
          </table:table-cell>
          <table:table-cell table:style-name="Table1.A1" office:value-type="string">
            <text:p text:style-name="P2"><text:span text:style-name="T1">Lab</text:span> <text:span text:style-name="T2">11</text:span></text:p>
          </table:table-cell>
        </table:table-row>
        <table:table-row>
          <table:table-cell table:style-name="Table1.A1" office:value-type="string">
            <text:p text:style-name="P3">Score: ______/<text:span text:style-name="T3">15</text:span></text:p>
          </table:table-cell>
          <table:table-cell table:style-name="Table1.A1" office:value-type="string">
            <text:p text:style-name="P4">v1.<text:span text:style-name="T4">2</text:span></text:p>
          </table:table-cell>
        </table:table-row>
      </table:table>
      <text:p text:style-name="P5"/>
      <text:p text:style-name="P6">The purpose of this lab is to give you experience <text:span text:style-name="T5">with build</text:span><text:span text:style-name="T6">er and fluent</text:span><text:span text:style-name="T5"> </text:span><text:span text:style-name="T7">interface </text:span><text:span text:style-name="T5">patterns.</text:span></text:p>
      <text:p text:style-name="P6"/>
      <text:p text:style-name="P7">Specifications</text:p>
      <text:p text:style-name="P8"/>
      <text:p text:style-name="P9">In this lab, you’ll be creating a series of complex Vehicle objects using <text:span text:style-name="T5">build</text:span><text:span text:style-name="T6">er</text:span> patterns.</text:p>
      <text:p text:style-name="P9"/>
      <text:p text:style-name="P9">Within the VehicleBuilder class, you are responsible for implementing all the methods for the builder class. For each method in the Source class, you will instantiate a builder object, utilize it for <text:span text:style-name="T8">creating your Vehicle instance</text:span>, and ensure that the builder returns the completed Vehicle.</text:p>
      <text:p text:style-name="P9"/>
      <text:p text:style-name="P9">Each method in the Source class is expected to yield the newly created Vehicle.</text:p>
      <text:p text:style-name="P10"/>
      <text:p text:style-name="P10">Do not modify the Program.cs and Vehicle.cs files.</text:p>
      <text:p text:style-name="P10"/>
      <text:p text:style-name="P11">Constraints</text:p>
      <text:p text:style-name="P10"/>
      <text:list text:style-name="L1">
        <text:list-item>
          <text:p text:style-name="P12"><text:span text:style-name="Source_20_Text"><text:span text:style-name="T9">Your builder class should </text:span></text:span><text:span text:style-name="Source_20_Text"><text:span text:style-name="T10">not</text:span></text:span><text:span text:style-name="Source_20_Text"><text:span text:style-name="T9"> expose the object it is creating. There should be a method in your builder class that returns the object it is creating.</text:span></text:span></text:p>
        </text:list-item>
        <text:list-item>
          <text:p text:style-name="P13"><text:span text:style-name="Source_20_Text"><text:span text:style-name="T11">Your builder class must support a fluent interface pattern.</text:span></text:span></text:p>
        </text:list-item>
      </text:list>
      <text:p text:style-name="P14"/>
      <text:p text:style-name="P15">S<text:span text:style-name="T12">ubmission</text:span></text:p>
      <text:p text:style-name="P16"/>
      <text:p text:style-name="P17">The submission for this lab is the commit ID <text:span text:style-name="T13">for the commit </text:span>you want graded. Please submit the commit ID on Canvas.</text:p>
      <text:p text:style-name="P17"/>
      <text:p text:style-name="P18"><text:span text:style-name="T3">10</text:span> points will be awarded according to the automated grader. 5 points will be awarded based on source code cleanliness, <text:span text:style-name="T14">the constraints being met,</text:span> and observed understanding of the topic.</text:p>
      <text:p text:style-name="P19"/>
      <text:p text:style-name="P20">Tips</text:p>
      <text:p text:style-name="P21"><text:span text:style-name="Source_20_Text"><text:span text:style-name="T15"/></text:span></text:p>
      <text:list text:style-name="L2">
        <text:list-item>
          <text:p text:style-name="P22"><text:span text:style-name="Source_20_Text"><text:span text:style-name="T16">The XML comments above each method will tell you what you should build.</text:span></text:span></text:p>
        </text:list-item>
        <text:list-item>
          <text:p text:style-name="P23"><text:span text:style-name="Source_20_Text"><text:span text:style-name="T15">Do </text:span></text:span><text:span text:style-name="Source_20_Text"><text:span text:style-name="T17">not</text:span></text:span><text:span text:style-name="Source_20_Text"><text:span text:style-name="T15"> use the System.Drawing namespace </text:span></text:span><text:span text:style-name="Source_20_Text"><text:span text:style-name="T18">for its Color structure</text:span></text:span><text:span text:style-name="Source_20_Text"><text:span text:style-name="T15">. Use the Color enumerator that was made in the Vehicle class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1-28T20:37:08.834769421</dc:date>
    <meta:editing-duration>PT6H50M21S</meta:editing-duration>
    <meta:editing-cycles>79</meta:editing-cycles>
    <meta:generator>LibreOffice/24.8.4.2$Linux_X86_64 LibreOffice_project/480$Build-2</meta:generator>
    <dc:creator>Nicholas Page</dc:creator>
    <meta:document-statistic meta:table-count="1" meta:image-count="0" meta:object-count="0" meta:page-count="1" meta:paragraph-count="19" meta:word-count="234" meta:character-count="1384" meta:non-whitespace-character-count="1173"/>
  </office:meta>
</office:document-meta>
</file>